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automatic-styles>
    <style:style style:name="P1" style:family="paragraph" style:parent-style-name="Standard">
      <style:paragraph-properties fo:orphans="2" fo:widows="2"/>
      <style:text-properties fo:color="#1d1c1d" fo:font-size="10pt" style:font-size-asian="10pt" style:font-size-complex="10pt"/>
    </style:style>
    <style:style style:name="P2" style:family="paragraph" style:parent-style-name="Standard">
      <style:paragraph-properties fo:orphans="2" fo:widows="2"/>
    </style:style>
    <style:style style:name="P3" style:family="paragraph" style:parent-style-name="Standard" style:master-page-name="MP0">
      <style:paragraph-properties fo:text-align="center" style:justify-single-word="false" fo:orphans="2" fo:widows="2" style:page-number="auto" fo:break-before="page"/>
      <style:text-properties fo:color="#1d1c1d" fo:font-size="11pt" style:font-size-asian="11pt" style:font-size-complex="11pt"/>
    </style:style>
    <style:style style:name="T1" style:family="text">
      <style:text-properties fo:color="#1d1c1d" fo:font-size="10pt"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owards Discontinuous Galerkin Methods for General Relativistic Core-Collapse Supernova Simulations</text:p>
      <text:p text:style-name="P1"/>
      <text:p text:style-name="P2"><text:span text:style-name="Default_20_Paragraph_20_Font"><text:span text:style-name="T1"><text:s text:c="4"/>The fluid dynamics of core-collapse supernovae (CCSNe) is complex, involving both strong shocks and turbulent flows, both of which are thought to be important for the expulsion of the stellar mantle. It is also known that treating gravity in a non-relativistic manner is insufficient, as the effects of general relativity (GR) modify the structure of the proto-neutron star, which carries consequences for, among other things, the neutrino heating rate, which itself is thought to be a major driver of the explosion. With this in mind, we are developing thornado to simulate the radiation-hydrodynamics of CCSNe under the conformally-flat approximation of GR, using the discontinuous Galerkin method. In this talk I will motivate our choice of method and discuss our implementation of it, focusing on the GR hydrodynamics component. I will also show results from test problems that demonstrate thornado's robustness in regimes relevant to CCSNe, and results from a study of the standing accretion shock instability in GR, a purely hydrodynamical instability that can develop in CCSNe and strongly influence the evolution of the system. I will conclude with a discussion of future work, including the implementation of a nuclear equation of stat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fo:font-size="9pt" style:font-size-asian="9pt" style:font-name-complex="Mangal" style:font-size-complex="8pt" fo:hyphenate="false" fo:hyphenation-remain-char-count="0" fo:hyphenation-push-char-count="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fo:font-size="9pt" style:font-size-asian="9pt" style:font-name-complex="Mangal"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Samuel Dunham</meta:initial-creator>
    <dc:creator>Samuel Dunham</dc:creator>
    <meta:creation-date>2020-09-06T20:47:00Z</meta:creation-date>
    <dc:date>2020-09-07T11:20:51</dc:date>
    <meta:editing-cycles>4</meta:editing-cycles>
    <meta:editing-duration>PT1M42S</meta:editing-duration>
    <meta:document-statistic meta:table-count="0" meta:image-count="0" meta:object-count="0" meta:page-count="1" meta:paragraph-count="2" meta:word-count="203" meta:character-count="1349"/>
    <meta:template xlink:type="simple" xlink:actuate="onRequest" xlink:title="" xlink:href="Normal.dotm"/>
  </office:meta>
</office:document-meta>
</file>